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5in" fo:margin-right="0in" fo:margin-top="0in" fo:margin-bottom="0in" loext:contextual-spacing="false" fo:text-indent="0in" style:auto-text-indent="false" style:page-number="1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left="1in" fo:margin-right="0in" fo:margin-top="0in" fo:margin-bottom="0in" loext:contextual-spacing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.278in" fo:margin-bottom="0.0835in" loext:contextual-spacing="false" fo:line-height="100%"/>
    </style:style>
    <style:style style:name="P9" style:family="paragraph" style:parent-style-name="Standard">
      <style:paragraph-properties fo:margin-top="0.278in" fo:margin-bottom="0.0835in" loext:contextual-spacing="false" fo:line-height="100%"/>
      <style:text-properties fo:font-size="20pt" style:font-size-asian="20pt" style:font-size-complex="20pt"/>
    </style:style>
    <style:style style:name="P10" style:family="paragraph" style:parent-style-name="Standard" style:list-style-name="WWNum3">
      <style:paragraph-properties fo:margin-left="0.5in" fo:margin-right="0in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4" style:family="paragraph" style:parent-style-name="Standard">
      <style:paragraph-properties fo:margin-top="0.25in" fo:margin-bottom="0.0835in" loext:contextual-spacing="false" fo:line-height="100%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8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STEMA DE CONTROLE DE BIBLIOTECA </text:span></text:p>
      <text:p text:style-name="P2"/>
      <text:p text:style-name="P2"/>
      <text:p text:style-name="P6"><text:span text:style-name="T2">TERMO DE ABERTURA DO PROJETO</text:span></text:p>
      <text:p text:style-name="P6"><text:span text:style-name="T2"><text:tab/><text:tab/><text:tab/>22/09/2017</text:span></text:p>
      <text:p text:style-name="P7"/>
      <text:p text:style-name="P8"><text:span text:style-name="T4">Inspiração</text:span></text:p>
      <text:p text:style-name="P8"><text:span text:style-name="T2">O problema presente na biblioteca da Instituição de Ensino X é a sua falta de modernização. A mesma não possui um sistema automatizado para realizar cadastro de novos itens do acervo, para realizar e gerenciar empréstimos de livros e muito menos para controlar os registros da equipe de funcionários.</text:span></text:p>
      <text:p text:style-name="P8"><text:span text:style-name="T4">Objetivo</text:span></text:p>
      <text:p text:style-name="P3"/>
      <text:p text:style-name="P8"><text:span text:style-name="T2">O objetivo deste sistema é fornecer um sistema automatizado para organizar o acervo da biblioteca da Instituição de Ensino X, cadastrando detalhes de todos os itens do acervo, como nome, autor, editora, e sinopse, assim como realizar empréstimos de livros e controlar o cadastro de alunos, funcionários e editoras, considerando email, nome, telefone, endereço, etc, e por último, controlar os status dos empréstimos.</text:span></text:p>
      <text:p text:style-name="P5"><text:span text:style-name="T2">A lista de perguntas que ajudam a entender a ideia seriam basicamente essas:</text:span></text:p>
      <text:p text:style-name="P3"/>
      <text:list xml:id="list3902525331123851909" text:style-name="WWNum3">
        <text:list-item>
          <text:p text:style-name="P10"><text:span text:style-name="T2">Qual livro o usuário deseja locar ?</text:span></text:p>
        </text:list-item>
        <text:list-item>
          <text:p text:style-name="P10"><text:span text:style-name="T2">Quem é a pessoa que deseja locar o livro X ?</text:span></text:p>
        </text:list-item>
        <text:list-item>
          <text:p text:style-name="P10"><text:span text:style-name="T2">Qual é o tempo de locação daquele livro X ?</text:span></text:p>
        </text:list-item>
        <text:list-item>
          <text:p text:style-name="P10"><text:span text:style-name="T2">Qual o status de locação do livro X ?</text:span></text:p>
        </text:list-item>
        <text:list-item>
          <text:p text:style-name="P10"><text:span text:style-name="T2">Quais são as informações do livro X ?</text:span></text:p>
        </text:list-item>
        <text:list-item>
          <text:p text:style-name="P10"><text:span text:style-name="T2">Quais são as informações dos usuários do sistema ?</text:span></text:p>
        </text:list-item>
        <text:list-item>
          <text:p text:style-name="P10"><text:span text:style-name="T2">Qual o valor da multa do empréstimo X ?</text:span></text:p>
        </text:list-item>
      </text:list>
      <text:p text:style-name="P3"/>
      <text:p text:style-name="P14"><text:span text:style-name="T8">Stakeholders:</text:span></text:p>
      <text:list xml:id="list3230992290956651321" text:style-name="WWNum4">
        <text:list-item>
          <text:p text:style-name="P11"><text:span text:style-name="T2">Alunos</text:span></text:p>
        </text:list-item>
        <text:list-item>
          <text:p text:style-name="P11"><text:span text:style-name="T2">Funcionários</text:span></text:p>
        </text:list-item>
      </text:list>
      <text:p text:style-name="P4"/>
      <text:p text:style-name="P14"><text:soft-page-break/><text:span text:style-name="T8">Funções Principais</text:span></text:p>
      <text:list xml:id="list5739587854993076048" text:style-name="WWNum2">
        <text:list-item>
          <text:p text:style-name="P12"><text:span text:style-name="T2">Realizar empréstimos de livros aos alunos</text:span></text:p>
        </text:list-item>
        <text:list-item>
          <text:p text:style-name="P12"><text:span text:style-name="T2">Cadastrar novos livros no sistema</text:span></text:p>
        </text:list-item>
        <text:list-item>
          <text:p text:style-name="P12"><text:span text:style-name="T2">Verificar status de locações</text:span></text:p>
        </text:list-item>
        <text:list-item>
          <text:p text:style-name="P12"><text:span text:style-name="T2">Gerar multas em casos de atraso de entrega de livros</text:span></text:p>
        </text:list-item>
        <text:list-item>
          <text:p text:style-name="P12"><text:span text:style-name="T2">Verificar status de matrículas de alunos que desejam locar livros</text:span></text:p>
        </text:list-item>
        <text:list-item>
          <text:p text:style-name="P12"><text:span text:style-name="T2">Disponibilizar datas previstas de disponibilidade dos livros buscados pelos alunos</text:span></text:p>
        </text:list-item>
      </text:list>
      <text:p text:style-name="P5"/>
      <text:p text:style-name="P5"><text:span text:style-name="T8">Definição dos Membros da Equipe: </text:span></text:p>
      <text:p text:style-name="P5"/>
      <text:list xml:id="list4507924395104318985" text:style-name="WWNum1">
        <text:list-item>
          <text:p text:style-name="P13"><text:span text:style-name="T2">Augusto Falcão </text:span></text:p>
        </text:list-item>
        <text:list-item>
          <text:p text:style-name="P13"><text:span text:style-name="T2">Rhadá Costa </text:span></text:p>
        </text:list-item>
        <text:list-item>
          <text:p text:style-name="P13"><text:span text:style-name="T2">Rafael Gonçalves</text:span></text:p>
        </text:list-item>
      </text:list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ListLabel_20_2" style:display-name="ListLabel 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4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size="14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280" meta:character-count="1621" meta:non-whitespace-character-count="1381"/>
    <meta:generator>LibreOfficeDev/5.1.0.3$Linux_X86_64 LibreOffice_project/</meta:generator>
  </office:meta>
</office:document-meta>
</file>